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60000012872A3315114E1FA54.png" manifest:media-type="image/png"/>
  <manifest:file-entry manifest:full-path="Pictures/10000201000000940000011CA95BD224DA5812ED.png" manifest:media-type="image/png"/>
  <manifest:file-entry manifest:full-path="Pictures/1000020100000376000001280B13ED9829538995.png" manifest:media-type="image/png"/>
  <manifest:file-entry manifest:full-path="Pictures/10000000000001530000035820E4DC7B2CD4CEAE.png" manifest:media-type="image/png"/>
  <manifest:file-entry manifest:full-path="Pictures/100002010000037600000128B91E09A2F2DA08D8.png" manifest:media-type="image/png"/>
  <manifest:file-entry manifest:full-path="Pictures/100002010000037600000128D420FD38D3CA694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bitmap" draw:fill-image-name="Bitmap_20_3" style:repeat="stretch" draw:textarea-vertical-align="middl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3333" draw:fill="none" draw:textarea-vertical-align="middle"/>
    </style:style>
    <style:style style:name="gr4" style:family="graphic" style:parent-style-name="standard">
      <style:graphic-properties draw:stroke="none" svg:stroke-width="0.035cm" draw:stroke-linejoin="miter" draw:fill="solid" draw:fill-color="#ffffff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bitmap" draw:fill-image-name="Bitmap_20_3" style:repeat="stretch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573cm" svg:height="6.757cm" svg:x="11.414cm" svg:y="7.069cm" svg:viewBox="0 0 3574 6758" svg:d="M0 6758c0-2253 0-4505 0-6758 1191 0 2383 0 3574 0 0 2253 0 4505 0 6758-1191 0-2383 0-3574 0z">
          <text:p/>
        </draw:path>
        <draw:path draw:style-name="gr1" draw:text-style-name="P1" draw:layer="layout" svg:width="3.573cm" svg:height="6.757cm" svg:x="7.215cm" svg:y="7.069cm" svg:viewBox="0 0 3574 6758" svg:d="M0 6758c0-2253 0-4505 0-6758 1191 0 2383 0 3574 0 0 2253 0 4505 0 6758-1191 0-2383 0-3574 0z">
          <text:p/>
        </draw:path>
        <draw:frame draw:style-name="gr2" draw:text-style-name="P2" draw:layer="layout" svg:width="3.973cm" svg:height="10.033cm" svg:x="2.615cm" svg:y="5.191cm">
          <draw:image xlink:href="Pictures/10000000000001530000035820E4DC7B2CD4CEAE.png" xlink:type="simple" xlink:show="embed" xlink:actuate="onLoad">
            <text:p/>
          </draw:image>
        </draw:frame>
        <draw:line draw:style-name="gr3" draw:text-style-name="P2" draw:layer="layout" svg:x1="20.731cm" svg:y1="10.779cm" svg:x2="26.065cm" svg:y2="10.779cm">
          <text:p/>
        </draw:line>
        <draw:g>
          <svg:title>TexMaths</svg:title>
          <svg:desc>14§display§1 \times 40 \times 40
§svg§600§FALSE§</svg:desc>
          <draw:polygon draw:style-name="gr4" draw:text-style-name="P3" draw:layer="layout" svg:width="2.425cm" svg:height="0.357cm" svg:x="2.765cm" svg:y="4.003cm" svg:viewBox="0 0 2426 358" draw:points="1214,358 0,358 0,0 2426,0 2426,358">
            <text:p/>
          </draw:polygon>
          <draw:path draw:style-name="gr5" draw:text-style-name="P4" draw:layer="layout" svg:width="0.163cm" svg:height="0.328cm" svg:x="2.808cm" svg:y="3.992cm" svg:viewBox="0 0 164 329" svg:d="M102 13c0-12 0-13-11-13-31 32-76 32-91 32v16c10 0 39 0 64-14v256c0 18-1 23-46 23h-15v16c18-2 60-2 81-2 20 0 63 0 80 2v-16h-16c-44 0-46-5-46-23z">
            <text:p/>
          </draw:path>
          <draw:path draw:style-name="gr5" draw:text-style-name="P4" draw:layer="layout" svg:width="0.238cm" svg:height="0.237cm" svg:x="3.192cm" svg:y="4.077cm" svg:viewBox="0 0 239 238" svg:d="M120 105l-99-98c-6-6-7-7-11-7s-10 4-10 10c0 4 1 4 7 10l98 99-98 99c-6 6-7 7-7 10 0 6 6 10 10 10s5 0 11-7l98-98 102 102c2 1 6 3 9 3 5 0 9-4 9-10 0 0 0-3-1-6-1 0-80-78-105-103l91-90c3-4 10-9 13-12 0-2 2-3 2-7 0-6-4-10-9-10s-7 1-12 7z">
            <text:p/>
          </draw:path>
          <draw:path draw:style-name="gr5" draw:text-style-name="P4" draw:layer="layout" svg:width="0.219cm" svg:height="0.333cm" svg:x="3.623cm" svg:y="3.986cm" svg:viewBox="0 0 220 334" svg:d="M132 253v42c0 18-2 24-38 24h-10v15c20-1 46-1 67-1 20 0 46 0 67 1v-15h-11c-36 0-38-6-38-24v-42h51v-15h-51v-225c0-10 0-13-7-13-5 0-7 0-9 6l-153 232v15zM134 238h-120l120-185z">
            <text:p/>
          </draw:path>
          <draw:path draw:style-name="gr5" draw:text-style-name="P4" draw:layer="layout" svg:width="0.208cm" svg:height="0.339cm" svg:x="3.874cm" svg:y="3.992cm" svg:viewBox="0 0 209 340" svg:d="M209 171c0-39-3-79-20-115-22-48-63-56-84-56-31 0-66 13-87 59-15 33-18 73-18 112 0 37 1 81 22 119 21 40 58 50 82 50 26 0 64-11 86-57 16-34 19-73 19-112zM104 329c-20 0-48-13-58-60-5-30-5-75-5-104 0-32 0-64 4-91 10-59 46-63 59-63 16 0 49 9 58 58 6 28 6 65 6 96 0 36 0 70-6 102-8 46-36 62-58 62z">
            <text:p/>
          </draw:path>
          <draw:path draw:style-name="gr5" draw:text-style-name="P4" draw:layer="layout" svg:width="0.238cm" svg:height="0.237cm" svg:x="4.282cm" svg:y="4.077cm" svg:viewBox="0 0 239 238" svg:d="M120 105l-99-98c-6-6-7-7-11-7s-10 4-10 10c0 4 1 4 7 10l98 99-98 99c-6 6-7 7-7 10 0 6 6 10 10 10s5 0 11-7l98-98 102 102c2 1 6 3 9 3 5 0 9-4 9-10 0 0 0-3-1-6-1 0-80-78-105-103l91-90c3-4 10-9 13-12 0-2 2-3 2-7 0-6-4-10-9-10s-7 1-12 7z">
            <text:p/>
          </draw:path>
          <draw:path draw:style-name="gr5" draw:text-style-name="P4" draw:layer="layout" svg:width="0.219cm" svg:height="0.333cm" svg:x="4.714cm" svg:y="3.986cm" svg:viewBox="0 0 220 334" svg:d="M132 253v42c0 18-2 24-38 24h-10v15c20-1 46-1 67-1 20 0 46 0 67 1v-15h-11c-36 0-38-6-38-24v-42h51v-15h-51v-225c0-10 0-13-7-13-5 0-7 0-9 6l-153 232v15zM134 238h-120l120-185z">
            <text:p/>
          </draw:path>
          <draw:path draw:style-name="gr5" draw:text-style-name="P4" draw:layer="layout" svg:width="0.208cm" svg:height="0.339cm" svg:x="4.964cm" svg:y="3.992cm" svg:viewBox="0 0 209 340" svg:d="M209 171c0-39-3-79-20-115-22-48-63-56-84-56-31 0-66 13-87 59-15 33-18 73-18 112 0 37 1 81 22 119 21 40 58 50 82 50 26 0 64-11 86-57 16-34 19-73 19-112zM104 329c-20 0-48-13-58-60-5-30-5-75-5-104 0-32 0-64 4-91 10-59 46-63 59-63 16 0 49 9 58 58 6 28 6 65 6 96 0 36 0 70-6 102-8 46-36 62-58 62z">
            <text:p/>
          </draw:path>
        </draw:g>
        <draw:g>
          <svg:title>TexMaths</svg:title>
          <svg:desc>14§display§8 \times 32 \times 32
§svg§600§FALSE§</svg:desc>
          <draw:polygon draw:style-name="gr4" draw:text-style-name="P3" draw:layer="layout" svg:width="2.425cm" svg:height="0.358cm" svg:x="7.765cm" svg:y="3.998cm" svg:viewBox="0 0 2426 359" draw:points="1214,359 0,359 0,0 2426,0 2426,359">
            <text:p/>
          </draw:polygon>
          <draw:path draw:style-name="gr5" draw:text-style-name="P4" draw:layer="layout" svg:width="0.205cm" svg:height="0.34cm" svg:x="7.786cm" svg:y="3.987cm" svg:viewBox="0 0 206 341" svg:d="M60 104c-22-16-25-33-25-41 0-29 32-50 67-50 37 0 69 25 69 61 0 28-20 52-49 69zM132 150c36-18 60-43 60-76 0-46-44-74-88-74-51 0-90 36-90 83 0 8 0 31 21 54 6 6 24 19 36 27-29 14-71 42-71 91 0 52 50 86 102 86 56 0 104-41 104-94 0-19-6-41-24-62-10-10-18-15-50-35zM83 171l61 39c14 9 37 24 37 53 0 38-37 64-77 64-44 0-79-31-79-72 0-29 16-60 58-84z">
            <text:p/>
          </draw:path>
          <draw:path draw:style-name="gr5" draw:text-style-name="P4" draw:layer="layout" svg:width="0.238cm" svg:height="0.237cm" svg:x="8.192cm" svg:y="4.072cm" svg:viewBox="0 0 239 238" svg:d="M120 105l-99-98c-6-6-7-7-11-7s-10 4-10 10c0 4 1 4 7 10l98 99-98 100c-6 5-7 7-7 9 0 6 6 10 10 10s5 0 11-7l98-98 102 102c2 2 6 3 9 3 5 0 9-4 9-10 0 0 0-2-1-5-1 0-80-79-105-104l91-90c3-4 10-9 13-12 0-2 2-3 2-7 0-6-4-10-9-10s-7 1-12 7z">
            <text:p/>
          </draw:path>
          <draw:path draw:style-name="gr5" draw:text-style-name="P4" draw:layer="layout" svg:width="0.205cm" svg:height="0.34cm" svg:x="8.63cm" svg:y="3.987cm" svg:viewBox="0 0 206 341" svg:d="M123 156c41-14 69-48 69-87 0-41-44-69-91-69-51 0-87 29-87 67 0 17 10 26 25 26 16 0 25-10 25-26 0-24-23-24-30-24 15-25 47-30 65-30 20 0 48 11 48 54 0 7-1 35-14 58-15 24-32 25-45 25-3 0-15 1-18 1-4 0-8 2-8 6 0 6 4 6 12 6h21c41 0 59 33 59 82 0 68-34 82-56 82-21 0-57-9-76-38 19 3 34-9 34-27s-14-28-28-28c-13 0-28 7-28 28 0 46 46 79 99 79 62 0 107-45 107-96 0-40-31-80-83-89z">
            <text:p/>
          </draw:path>
          <draw:path draw:style-name="gr5" draw:text-style-name="P4" draw:layer="layout" svg:width="0.196cm" svg:height="0.328cm" svg:x="8.879cm" svg:y="3.987cm" svg:viewBox="0 0 197 329" svg:d="M38 292l53-51c77-69 106-95 106-146 0-56-44-95-105-95-56 0-92 45-92 90 0 28 25 28 27 28 8 0 25-7 25-27 0-13-9-25-27-25-3 0-4 0-5 0 11-32 37-51 67-51 45 0 66 41 66 80 0 41-26 80-52 110l-95 106c-6 6-6 7-6 18h183l14-85h-12c-2 14-6 36-10 43-4 5-36 5-48 5z">
            <text:p/>
          </draw:path>
          <draw:path draw:style-name="gr5" draw:text-style-name="P4" draw:layer="layout" svg:width="0.238cm" svg:height="0.237cm" svg:x="9.282cm" svg:y="4.072cm" svg:viewBox="0 0 239 238" svg:d="M120 105l-99-98c-6-6-7-7-11-7s-10 4-10 10c0 4 1 4 7 10l98 99-98 100c-6 5-7 7-7 9 0 6 6 10 10 10s5 0 11-7l98-98 102 102c2 2 6 3 9 3 5 0 9-4 9-10 0 0 0-2-1-5-1 0-80-79-105-104l91-90c3-4 10-9 13-12 0-2 2-3 2-7 0-6-4-10-9-10s-7 1-12 7z">
            <text:p/>
          </draw:path>
          <draw:path draw:style-name="gr5" draw:text-style-name="P4" draw:layer="layout" svg:width="0.205cm" svg:height="0.34cm" svg:x="9.721cm" svg:y="3.987cm" svg:viewBox="0 0 206 341" svg:d="M123 156c41-14 69-48 69-87 0-41-44-69-91-69-51 0-87 29-87 67 0 17 10 26 25 26 16 0 25-10 25-26 0-24-23-24-30-24 15-25 47-30 65-30 20 0 48 11 48 54 0 7-1 35-14 58-15 24-32 25-45 25-3 0-15 1-18 1-4 0-8 2-8 6 0 6 4 6 12 6h21c41 0 59 33 59 82 0 68-34 82-56 82-21 0-57-9-76-38 19 3 34-9 34-27s-14-28-28-28c-13 0-28 7-28 28 0 46 46 79 99 79 62 0 107-45 107-96 0-40-31-80-83-89z">
            <text:p/>
          </draw:path>
          <draw:path draw:style-name="gr5" draw:text-style-name="P4" draw:layer="layout" svg:width="0.196cm" svg:height="0.328cm" svg:x="9.97cm" svg:y="3.987cm" svg:viewBox="0 0 197 329" svg:d="M38 292l53-51c77-69 106-95 106-146 0-56-44-95-105-95-56 0-92 45-92 90 0 28 25 28 27 28 8 0 25-7 25-27 0-13-9-25-27-25-3 0-4 0-5 0 11-32 37-51 67-51 45 0 66 41 66 80 0 41-26 80-52 110l-95 106c-6 6-6 7-6 18h183l14-85h-12c-2 14-6 36-10 43-4 5-36 5-48 5z">
            <text:p/>
          </draw:path>
        </draw:g>
        <draw:g>
          <svg:title>TexMaths</svg:title>
          <svg:desc>14§display§8 \times 32 \times 32
§svg§600§FALSE§</svg:desc>
          <draw:polygon draw:style-name="gr4" draw:text-style-name="P3" draw:layer="layout" svg:width="2.425cm" svg:height="0.358cm" svg:x="11.765cm" svg:y="3.998cm" svg:viewBox="0 0 2426 359" draw:points="1214,359 0,359 0,0 2426,0 2426,359">
            <text:p/>
          </draw:polygon>
          <draw:path draw:style-name="gr5" draw:text-style-name="P4" draw:layer="layout" svg:width="0.205cm" svg:height="0.34cm" svg:x="11.786cm" svg:y="3.987cm" svg:viewBox="0 0 206 341" svg:d="M60 104c-22-16-25-33-25-41 0-29 32-50 67-50 37 0 69 25 69 61 0 28-20 52-49 69zM132 150c36-18 60-43 60-76 0-46-44-74-88-74-51 0-90 36-90 83 0 8 0 31 21 54 6 6 24 19 36 27-29 14-71 42-71 91 0 52 50 86 102 86 56 0 104-41 104-94 0-19-6-41-24-62-10-10-18-15-50-35zM83 171l61 39c14 9 37 24 37 53 0 38-37 64-77 64-44 0-79-31-79-72 0-29 16-60 58-84z">
            <text:p/>
          </draw:path>
          <draw:path draw:style-name="gr5" draw:text-style-name="P4" draw:layer="layout" svg:width="0.238cm" svg:height="0.237cm" svg:x="12.192cm" svg:y="4.072cm" svg:viewBox="0 0 239 238" svg:d="M120 105l-99-98c-6-6-7-7-11-7s-10 4-10 10c0 4 1 4 7 10l98 99-98 100c-6 5-7 7-7 9 0 6 6 10 10 10s5 0 11-7l98-98 102 102c2 2 6 3 9 3 5 0 9-4 9-10 0 0 0-2-1-5-1 0-80-79-105-104l91-90c3-4 10-9 13-12 0-2 2-3 2-7 0-6-4-10-9-10s-7 1-12 7z">
            <text:p/>
          </draw:path>
          <draw:path draw:style-name="gr5" draw:text-style-name="P4" draw:layer="layout" svg:width="0.205cm" svg:height="0.34cm" svg:x="12.63cm" svg:y="3.987cm" svg:viewBox="0 0 206 341" svg:d="M123 156c41-14 69-48 69-87 0-41-44-69-91-69-51 0-87 29-87 67 0 17 10 26 25 26 16 0 25-10 25-26 0-24-23-24-30-24 15-25 47-30 65-30 20 0 48 11 48 54 0 7-1 35-14 58-15 24-32 25-45 25-3 0-15 1-18 1-4 0-8 2-8 6 0 6 4 6 12 6h21c41 0 59 33 59 82 0 68-34 82-56 82-21 0-57-9-76-38 19 3 34-9 34-27s-14-28-28-28c-13 0-28 7-28 28 0 46 46 79 99 79 62 0 107-45 107-96 0-40-31-80-83-89z">
            <text:p/>
          </draw:path>
          <draw:path draw:style-name="gr5" draw:text-style-name="P4" draw:layer="layout" svg:width="0.196cm" svg:height="0.328cm" svg:x="12.879cm" svg:y="3.987cm" svg:viewBox="0 0 197 329" svg:d="M38 292l53-51c77-69 106-95 106-146 0-56-44-95-105-95-56 0-92 45-92 90 0 28 25 28 27 28 8 0 25-7 25-27 0-13-9-25-27-25-3 0-4 0-5 0 11-32 37-51 67-51 45 0 66 41 66 80 0 41-26 80-52 110l-95 106c-6 6-6 7-6 18h183l14-85h-12c-2 14-6 36-10 43-4 5-36 5-48 5z">
            <text:p/>
          </draw:path>
          <draw:path draw:style-name="gr5" draw:text-style-name="P4" draw:layer="layout" svg:width="0.238cm" svg:height="0.237cm" svg:x="13.282cm" svg:y="4.072cm" svg:viewBox="0 0 239 238" svg:d="M120 105l-99-98c-6-6-7-7-11-7s-10 4-10 10c0 4 1 4 7 10l98 99-98 100c-6 5-7 7-7 9 0 6 6 10 10 10s5 0 11-7l98-98 102 102c2 2 6 3 9 3 5 0 9-4 9-10 0 0 0-2-1-5-1 0-80-79-105-104l91-90c3-4 10-9 13-12 0-2 2-3 2-7 0-6-4-10-9-10s-7 1-12 7z">
            <text:p/>
          </draw:path>
          <draw:path draw:style-name="gr5" draw:text-style-name="P4" draw:layer="layout" svg:width="0.205cm" svg:height="0.34cm" svg:x="13.721cm" svg:y="3.987cm" svg:viewBox="0 0 206 341" svg:d="M123 156c41-14 69-48 69-87 0-41-44-69-91-69-51 0-87 29-87 67 0 17 10 26 25 26 16 0 25-10 25-26 0-24-23-24-30-24 15-25 47-30 65-30 20 0 48 11 48 54 0 7-1 35-14 58-15 24-32 25-45 25-3 0-15 1-18 1-4 0-8 2-8 6 0 6 4 6 12 6h21c41 0 59 33 59 82 0 68-34 82-56 82-21 0-57-9-76-38 19 3 34-9 34-27s-14-28-28-28c-13 0-28 7-28 28 0 46 46 79 99 79 62 0 107-45 107-96 0-40-31-80-83-89z">
            <text:p/>
          </draw:path>
          <draw:path draw:style-name="gr5" draw:text-style-name="P4" draw:layer="layout" svg:width="0.196cm" svg:height="0.328cm" svg:x="13.97cm" svg:y="3.987cm" svg:viewBox="0 0 197 329" svg:d="M38 292l53-51c77-69 106-95 106-146 0-56-44-95-105-95-56 0-92 45-92 90 0 28 25 28 27 28 8 0 25-7 25-27 0-13-9-25-27-25-3 0-4 0-5 0 11-32 37-51 67-51 45 0 66 41 66 80 0 41-26 80-52 110l-95 106c-6 6-6 7-6 18h183l14-85h-12c-2 14-6 36-10 43-4 5-36 5-48 5z">
            <text:p/>
          </draw:path>
        </draw:g>
        <draw:g>
          <svg:title>TexMaths</svg:title>
          <svg:desc>14§display§1 \times 28 \times 28
§svg§600§FALSE§</svg:desc>
          <draw:polygon draw:style-name="gr4" draw:text-style-name="P3" draw:layer="layout" svg:width="2.425cm" svg:height="0.358cm" svg:x="16.765cm" svg:y="3.998cm" svg:viewBox="0 0 2426 359" draw:points="1214,359 0,359 0,0 2426,0 2426,359">
            <text:p/>
          </draw:polygon>
          <draw:path draw:style-name="gr5" draw:text-style-name="P4" draw:layer="layout" svg:width="0.163cm" svg:height="0.328cm" svg:x="16.808cm" svg:y="3.987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4" draw:layer="layout" svg:width="0.238cm" svg:height="0.237cm" svg:x="17.192cm" svg:y="4.072cm" svg:viewBox="0 0 239 238" svg:d="M120 105l-99-98c-6-6-7-7-11-7s-10 4-10 10c0 4 1 4 7 10l98 99-98 100c-6 5-7 7-7 9 0 6 6 10 10 10s5 0 11-7l98-98 102 102c2 2 6 3 9 3 5 0 9-4 9-10 0 0 0-2-1-5-1 0-80-79-105-104l91-90c3-4 10-9 13-12 0-2 2-3 2-7 0-6-4-10-9-10s-7 1-12 7z">
            <text:p/>
          </draw:path>
          <draw:path draw:style-name="gr5" draw:text-style-name="P4" draw:layer="layout" svg:width="0.196cm" svg:height="0.328cm" svg:x="17.634cm" svg:y="3.987cm" svg:viewBox="0 0 197 329" svg:d="M38 292l53-51c77-69 106-95 106-146 0-56-44-95-105-95-56 0-92 45-92 90 0 28 25 28 27 28 8 0 25-7 25-27 0-13-9-25-27-25-3 0-4 0-5 0 11-32 37-51 67-51 45 0 66 41 66 80 0 41-26 80-52 110l-95 106c-6 6-6 7-6 18h183l14-85h-12c-2 14-6 36-10 43-4 5-36 5-48 5z">
            <text:p/>
          </draw:path>
          <draw:path draw:style-name="gr5" draw:text-style-name="P4" draw:layer="layout" svg:width="0.205cm" svg:height="0.34cm" svg:x="17.875cm" svg:y="3.987cm" svg:viewBox="0 0 206 341" svg:d="M60 104c-22-16-25-33-25-41 0-29 32-50 67-50 37 0 69 25 69 61 0 28-20 52-49 69zM132 150c36-18 60-43 60-76 0-46-44-74-88-74-51 0-90 36-90 83 0 8 0 31 21 54 6 6 24 19 36 27-29 14-71 42-71 91 0 52 50 86 102 86 56 0 104-41 104-94 0-19-6-41-24-62-10-10-18-15-50-35zM83 171l61 39c14 9 37 24 37 53 0 38-37 64-77 64-44 0-79-31-79-72 0-29 16-60 58-84z">
            <text:p/>
          </draw:path>
          <draw:path draw:style-name="gr5" draw:text-style-name="P4" draw:layer="layout" svg:width="0.238cm" svg:height="0.237cm" svg:x="18.282cm" svg:y="4.072cm" svg:viewBox="0 0 239 238" svg:d="M120 105l-99-98c-6-6-7-7-11-7s-10 4-10 10c0 4 1 4 7 10l98 99-98 100c-6 5-7 7-7 9 0 6 6 10 10 10s5 0 11-7l98-98 102 102c2 2 6 3 9 3 5 0 9-4 9-10 0 0 0-2-1-5-1 0-80-79-105-104l91-90c3-4 10-9 13-12 0-2 2-3 2-7 0-6-4-10-9-10s-7 1-12 7z">
            <text:p/>
          </draw:path>
          <draw:path draw:style-name="gr5" draw:text-style-name="P4" draw:layer="layout" svg:width="0.196cm" svg:height="0.328cm" svg:x="18.725cm" svg:y="3.987cm" svg:viewBox="0 0 197 329" svg:d="M38 292l53-51c77-69 106-95 106-146 0-56-44-95-105-95-56 0-92 45-92 90 0 28 25 28 27 28 8 0 25-7 25-27 0-13-9-25-27-25-3 0-4 0-5 0 11-32 37-51 67-51 45 0 66 41 66 80 0 41-26 80-52 110l-95 106c-6 6-6 7-6 18h183l14-85h-12c-2 14-6 36-10 43-4 5-36 5-48 5z">
            <text:p/>
          </draw:path>
          <draw:path draw:style-name="gr5" draw:text-style-name="P4" draw:layer="layout" svg:width="0.205cm" svg:height="0.34cm" svg:x="18.966cm" svg:y="3.987cm" svg:viewBox="0 0 206 341" svg:d="M60 104c-22-16-25-33-25-41 0-29 32-50 67-50 37 0 69 25 69 61 0 28-20 52-49 69zM132 150c36-18 60-43 60-76 0-46-44-74-88-74-51 0-90 36-90 83 0 8 0 31 21 54 6 6 24 19 36 27-29 14-71 42-71 91 0 52 50 86 102 86 56 0 104-41 104-94 0-19-6-41-24-62-10-10-18-15-50-35zM83 171l61 39c14 9 37 24 37 53 0 38-37 64-77 64-44 0-79-31-79-72 0-29 16-60 58-84z">
            <text:p/>
          </draw:path>
        </draw:g>
        <draw:g>
          <svg:title>TexMaths</svg:title>
          <svg:desc>14§display§1 \times 784
§svg§600§FALSE§</svg:desc>
          <draw:polygon draw:style-name="gr4" draw:text-style-name="P3" draw:layer="layout" svg:width="1.581cm" svg:height="0.357cm" svg:x="22.767cm" svg:y="4.005cm" svg:viewBox="0 0 1582 358" draw:points="791,358 0,358 0,0 1582,0 1582,358">
            <text:p/>
          </draw:polygon>
          <draw:path draw:style-name="gr5" draw:text-style-name="P4" draw:layer="layout" svg:width="0.163cm" svg:height="0.328cm" svg:x="22.81cm" svg:y="3.994cm" svg:viewBox="0 0 164 329" svg:d="M102 13c0-12 0-13-11-13-31 32-76 32-91 32v16c10 0 39 0 64-14v256c0 18-1 23-46 23h-15v16c18-2 60-2 81-2 20 0 63 0 80 2v-16h-16c-44 0-46-5-46-23z">
            <text:p/>
          </draw:path>
          <draw:path draw:style-name="gr5" draw:text-style-name="P4" draw:layer="layout" svg:width="0.238cm" svg:height="0.237cm" svg:x="23.194cm" svg:y="4.079cm" svg:viewBox="0 0 239 238" svg:d="M120 105l-99-98c-6-6-7-7-11-7s-10 4-10 10c0 4 1 4 7 10l98 99-98 99c-6 6-7 7-7 10 0 6 6 10 10 10s5 0 11-7l98-98 102 102c2 1 6 3 9 3 5 0 9-4 9-10 0 0 0-3-1-6-1 0-80-78-105-103l91-90c3-4 10-9 13-12 0-2 2-3 2-7 0-6-4-10-9-10s-7 1-12 7z">
            <text:p/>
          </draw:path>
          <draw:path draw:style-name="gr5" draw:text-style-name="P4" draw:layer="layout" svg:width="0.212cm" svg:height="0.343cm" svg:x="23.639cm" svg:y="3.988cm" svg:viewBox="0 0 213 344" svg:d="M209 34c4-7 4-7 4-19h-121c-60 0-61-5-63-15h-12l-17 102h13c1-8 5-39 12-45 3-4 42-4 48-4h103c-5 9-44 63-56 79-44 67-61 135-61 186 0 4 0 26 24 26 22 0 22-22 22-26v-26c0-26 1-54 6-81 1-11 8-53 30-84z">
            <text:p/>
          </draw:path>
          <draw:path draw:style-name="gr5" draw:text-style-name="P4" draw:layer="layout" svg:width="0.205cm" svg:height="0.339cm" svg:x="23.877cm" svg:y="3.994cm" svg:viewBox="0 0 206 340" svg:d="M60 104c-22-16-25-33-25-41 0-29 32-50 67-50 37 0 69 25 69 61 0 28-20 52-49 69zM132 150c36-18 60-44 60-76 0-46-44-74-88-74-51 0-90 36-90 83 0 8 0 30 21 54 6 6 24 18 36 27-29 14-71 42-71 91 0 51 50 85 102 85 56 0 104-41 104-94 0-18-6-40-24-61-10-10-18-16-50-35zM83 171l61 39c14 8 37 24 37 53 0 38-37 63-77 63-44 0-79-31-79-71 0-30 16-61 58-84z">
            <text:p/>
          </draw:path>
          <draw:path draw:style-name="gr5" draw:text-style-name="P4" draw:layer="layout" svg:width="0.219cm" svg:height="0.333cm" svg:x="24.117cm" svg:y="3.988cm" svg:viewBox="0 0 220 334" svg:d="M132 253v42c0 18-2 24-38 24h-10v15c20-1 46-1 67-1 20 0 46 0 67 1v-15h-11c-36 0-38-6-38-24v-42h51v-15h-51v-225c0-10 0-13-7-13-5 0-7 0-9 6l-153 232v15zM134 238h-120l120-185z">
            <text:p/>
          </draw:path>
        </draw:g>
        <draw:frame draw:style-name="gr2" draw:text-style-name="P2" draw:layer="layout" svg:width="2.413cm" svg:height="6.095cm" svg:x="16.896cm" svg:y="7.292cm">
          <draw:image xlink:href="Pictures/10000000000001530000035820E4DC7B2CD4CEAE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2" draw:text-style-name="P2" draw:layer="layout" svg:width="23.441cm" svg:height="7.831cm" svg:x="1.762cm" svg:y="0.916cm">
          <draw:image xlink:href="Pictures/100002010000037600000128D420FD38D3CA6944.png" xlink:type="simple" xlink:show="embed" xlink:actuate="onLoad">
            <text:p/>
          </draw:image>
        </draw:frame>
        <draw:frame draw:style-name="gr2" draw:text-style-name="P2" draw:layer="layout" svg:width="23.441cm" svg:height="7.831cm" svg:x="2.143cm" svg:y="9.679cm">
          <draw:image xlink:href="Pictures/100002010000037600000128B91E09A2F2DA08D8.png" xlink:type="simple" xlink:show="embed" xlink:actuate="onLoad">
            <text:p/>
          </draw:image>
        </draw:frame>
        <draw:frame draw:style-name="gr6" draw:text-style-name="P5" draw:layer="layout" svg:width="1.524cm" svg:height="1.673cm" svg:x="0.238cm" svg:y="3.54cm">
          <draw:text-box>
            <text:p>Mit</text:p>
          </draw:text-box>
        </draw:frame>
        <draw:frame draw:style-name="gr6" draw:text-style-name="P5" draw:layer="layout" svg:width="1.524cm" svg:height="1.673cm" svg:x="0.238cm" svg:y="11.541cm">
          <draw:text-box>
            <text:p>all</text:p>
          </draw:text-box>
        </draw:frame>
      </draw:page>
      <draw:page draw:name="page3" draw:style-name="dp1" draw:master-page-name="Default">
        <draw:frame draw:style-name="gr2" draw:text-style-name="P2" draw:layer="layout" svg:width="23.441cm" svg:height="7.831cm" svg:x="1.562cm" svg:y="1.762cm">
          <draw:image xlink:href="Pictures/10000201000003760000012872A3315114E1FA54.png" xlink:type="simple" xlink:show="embed" xlink:actuate="onLoad">
            <text:p/>
          </draw:image>
        </draw:frame>
        <draw:frame draw:style-name="gr2" draw:text-style-name="P2" draw:layer="layout" svg:width="23.441cm" svg:height="7.831cm" svg:x="2.524cm" svg:y="11.668cm">
          <draw:image xlink:href="Pictures/1000020100000376000001280B13ED982953899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3" draw:display-name="Bitmap 3" xlink:href="Pictures/10000201000000940000011CA95BD224DA5812E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1T12:30:43.370335772</meta:creation-date>
    <dc:date>2018-04-23T07:35:41.603063106</dc:date>
    <meta:editing-duration>PT1H42M24S</meta:editing-duration>
    <meta:editing-cycles>5</meta:editing-cycles>
    <meta:generator>LibreOffice/5.1.6.2$Linux_X86_64 LibreOffice_project/10m0$Build-2</meta:generator>
    <meta:document-statistic meta:object-count="54"/>
  </office:meta>
</office:document-meta>
</file>